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251cm"/>
    </style:style>
    <style:style style:name="co7" style:family="table-column">
      <style:table-column-properties fo:break-before="auto" style:column-width="3.161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935cm"/>
    </style:style>
    <style:style style:name="co12" style:family="table-column">
      <style:table-column-properties fo:break-before="auto" style:column-width="3.607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PageStyle_5f_200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ackground-color="transparent"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style:text-underline-style="none"/>
    </style:style>
    <style:style style:name="ce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3" table:default-cell-style-name="ce7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8" table:number-columns-repeated="3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3"/>
          <table:table-cell table:style-name="ce2" office:value-type="string" table:number-columns-spanned="8" table:number-rows-spanned="1">
            <text:p>INGRESOS BRUTOS DE GAS NATURAL<text:line-break/>GESTION 2003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style-name="ce6" table:number-columns-repeated="7"/>
          <table:table-cell table:number-columns-repeated="1013"/>
        </table:table-row>
        <table:table-row table:style-name="ro2">
          <table:table-cell table:number-columns-repeated="3"/>
          <table:table-cell table:style-name="Default" table:number-columns-repeated="8"/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table:number-columns-spanned="1" table:number-rows-spanned="2">
            <text:p>ABREBIACION</text:p>
          </table:table-cell>
          <table:table-cell table:style-name="ce3" office:value-type="string" table:number-columns-spanned="1" table:number-rows-spanned="2">
            <text:p>DESTINO</text:p>
          </table:table-cell>
          <table:table-cell table:style-name="ce3" office:value-type="string">
            <text:p>ARGENTINA</text:p>
          </table:table-cell>
          <table:table-cell table:style-name="ce3" office:value-type="string">
            <text:p>BG COMGAS</text:p>
          </table:table-cell>
          <table:table-cell table:style-name="ce3" office:value-type="string">
            <text:p>CUIABA</text:p>
          </table:table-cell>
          <table:table-cell table:style-name="ce3" office:value-type="string">
            <text:p>GSA</text:p>
          </table:table-cell>
          <table:table-cell table:style-name="ce3" office:value-type="string">
            <text:p>MERCADO </text:p>
            <text:p>INTERNO</text:p>
          </table:table-cell>
          <table:table-cell table:style-name="ce9" office:value-type="string">
            <text:p>TOTAL</text:p>
          </table:table-cell>
          <table:table-cell table:number-columns-repeated="1013"/>
        </table:table-row>
        <table:table-row table:style-name="ro4">
          <table:table-cell table:number-columns-repeated="3"/>
          <table:covered-table-cell table:style-name="Default"/>
          <table:covered-table-cell table:style-name="ce3"/>
          <table:table-cell table:style-name="ce9" office:value-type="string" table:number-columns-spanned="6" table:number-rows-spanned="1">
            <text:p>(EN $US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ene</text:p>
          </table:table-cell>
          <table:table-cell office:value-type="string">
            <text:p>ENERO</text:p>
          </table:table-cell>
          <table:table-cell office:value-type="float" office:value="12">
            <text:p><text:s/>12,00 <text:s text:c="3"/></text:p>
          </table:table-cell>
          <table:table-cell office:value-type="float" office:value="15">
            <text:p><text:s/>15,00 <text:s text:c="3"/></text:p>
          </table:table-cell>
          <table:table-cell office:value-type="float" office:value="16">
            <text:p><text:s/>16,00 <text:s text:c="3"/></text:p>
          </table:table-cell>
          <table:table-cell office:value-type="float" office:value="20">
            <text:p><text:s/>20,00 <text:s text:c="3"/></text:p>
          </table:table-cell>
          <table:table-cell office:value-type="float" office:value="30">
            <text:p><text:s/>30,00 <text:s text:c="3"/></text:p>
          </table:table-cell>
          <table:table-cell table:formula="of:=[.F6]+[.G6]+[.H6]+[.I6]+[.J6]" office:value-type="float" office:value="93">
            <text:p><text:s/>93,00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mar</text:p>
          </table:table-cell>
          <table:table-cell office:value-type="string">
            <text:p>MARZO</text:p>
          </table:table-cell>
          <table:table-cell office:value-type="float" office:value="372438">
            <text:p><text:s/>372.438,00 <text:s text:c="3"/></text:p>
          </table:table-cell>
          <table:table-cell office:value-type="float" office:value="178471.7">
            <text:p><text:s/>178.471,70 <text:s text:c="3"/></text:p>
          </table:table-cell>
          <table:table-cell office:value-type="float" office:value="65555">
            <text:p><text:s/>65.555,00 <text:s text:c="3"/></text:p>
          </table:table-cell>
          <table:table-cell office:value-type="float" office:value="14399740.6">
            <text:p><text:s/>14.399.740,60 <text:s text:c="3"/></text:p>
          </table:table-cell>
          <table:table-cell office:value-type="float" office:value="2827812.61">
            <text:p><text:s/>2.827.812,61 <text:s text:c="3"/></text:p>
          </table:table-cell>
          <table:table-cell table:formula="of:=+[.F7]+[.G7]+[.H7]+[.I7]+[.J7]" office:value-type="float" office:value="17844017.91">
            <text:p><text:s/>17.844.017,91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abri</text:p>
          </table:table-cell>
          <table:table-cell office:value-type="string">
            <text:p>ABRIL</text:p>
          </table:table-cell>
          <table:table-cell office:value-type="float" office:value="358874">
            <text:p><text:s/>358.874,00 <text:s text:c="3"/></text:p>
          </table:table-cell>
          <table:table-cell office:value-type="float" office:value="9174">
            <text:p><text:s/>9.174,00 <text:s text:c="3"/></text:p>
          </table:table-cell>
          <table:table-cell office:value-type="float" office:value="87346.3">
            <text:p><text:s/>87.346,30 <text:s text:c="3"/></text:p>
          </table:table-cell>
          <table:table-cell office:value-type="float" office:value="14713285.7">
            <text:p><text:s/>14.713.285,70 <text:s text:c="3"/></text:p>
          </table:table-cell>
          <table:table-cell office:value-type="float" office:value="3328428.89">
            <text:p><text:s/>3.328.428,89 <text:s text:c="3"/></text:p>
          </table:table-cell>
          <table:table-cell table:formula="of:=+[.F8]+[.G8]+[.H8]+[.I8]+[.J8]" office:value-type="float" office:value="18497108.89">
            <text:p><text:s/>18.497.108,89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<text:s/>366.188,00 <text:s text:c="3"/></text:p>
          </table:table-cell>
          <table:table-cell office:value-type="float" office:value="2063.9">
            <text:p><text:s/>2.063,90 <text:s text:c="3"/></text:p>
          </table:table-cell>
          <table:table-cell office:value-type="float" office:value="520378.2">
            <text:p><text:s/>520.378,20 <text:s text:c="3"/></text:p>
          </table:table-cell>
          <table:table-cell office:value-type="float" office:value="15078263.4">
            <text:p><text:s/>15.078.263,40 <text:s text:c="3"/></text:p>
          </table:table-cell>
          <table:table-cell office:value-type="float" office:value="4206230.43">
            <text:p><text:s/>4.206.230,43 <text:s text:c="3"/></text:p>
          </table:table-cell>
          <table:table-cell table:formula="of:=+[.F9]+[.G9]+[.H9]+[.I9]+[.J9]" office:value-type="float" office:value="20173123.93">
            <text:p><text:s/>20.173.123,93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<text:s/>346.680,00 <text:s text:c="3"/></text:p>
          </table:table-cell>
          <table:table-cell office:value-type="float" office:value="168333">
            <text:p><text:s/>168.333,00 <text:s text:c="3"/></text:p>
          </table:table-cell>
          <table:table-cell office:value-type="float" office:value="1424417.1">
            <text:p><text:s/>1.424.417,10 <text:s text:c="3"/></text:p>
          </table:table-cell>
          <table:table-cell office:value-type="float" office:value="16076552.7">
            <text:p><text:s/>16.076.552,70 <text:s text:c="3"/></text:p>
          </table:table-cell>
          <table:table-cell office:value-type="float" office:value="4272561.457">
            <text:p><text:s/>4.272.561,46 <text:s text:c="3"/></text:p>
          </table:table-cell>
          <table:table-cell table:formula="of:=+[.F10]+[.G10]+[.H10]+[.I10]+[.J10]" office:value-type="float" office:value="22288544.257">
            <text:p><text:s/>22.288.544,26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jul</text:p>
          </table:table-cell>
          <table:table-cell office:value-type="string">
            <text:p>JULIO</text:p>
          </table:table-cell>
          <table:table-cell office:value-type="float" office:value="311506">
            <text:p><text:s/>311.506,00 <text:s text:c="3"/></text:p>
          </table:table-cell>
          <table:table-cell office:value-type="float" office:value="0">
            <text:p><text:s/>- <text:s text:c="5"/></text:p>
          </table:table-cell>
          <table:table-cell office:value-type="float" office:value="2110640.6">
            <text:p><text:s/>2.110.640,60 <text:s text:c="3"/></text:p>
          </table:table-cell>
          <table:table-cell office:value-type="float" office:value="16318899.9">
            <text:p><text:s/>16.318.899,90 <text:s text:c="3"/></text:p>
          </table:table-cell>
          <table:table-cell office:value-type="float" office:value="4379057.509">
            <text:p><text:s/>4.379.057,51 <text:s text:c="3"/></text:p>
          </table:table-cell>
          <table:table-cell table:formula="of:=+[.F11]+[.G11]+[.H11]+[.I11]+[.J11]" office:value-type="float" office:value="23120104.009">
            <text:p><text:s/>23.120.104,01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ago</text:p>
          </table:table-cell>
          <table:table-cell office:value-type="string">
            <text:p>AGOSTO</text:p>
          </table:table-cell>
          <table:table-cell office:value-type="float" office:value="286025">
            <text:p><text:s/>286.025,00 <text:s text:c="3"/></text:p>
          </table:table-cell>
          <table:table-cell office:value-type="float" office:value="0">
            <text:p><text:s/>- <text:s text:c="5"/></text:p>
          </table:table-cell>
          <table:table-cell office:value-type="float" office:value="1934338.6">
            <text:p><text:s/>1.934.338,60 <text:s text:c="3"/></text:p>
          </table:table-cell>
          <table:table-cell office:value-type="float" office:value="15756657.8">
            <text:p><text:s/>15.756.657,80 <text:s text:c="3"/></text:p>
          </table:table-cell>
          <table:table-cell office:value-type="float" office:value="4545164.804">
            <text:p><text:s/>4.545.164,80 <text:s text:c="3"/></text:p>
          </table:table-cell>
          <table:table-cell table:formula="of:=+[.F12]+[.G12]+[.H12]+[.I12]+[.J12]" office:value-type="float" office:value="22522186.204">
            <text:p><text:s/>22.522.186,20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sep</text:p>
          </table:table-cell>
          <table:table-cell office:value-type="string">
            <text:p>SEPTIEMBRE</text:p>
          </table:table-cell>
          <table:table-cell office:value-type="float" office:value="255861">
            <text:p><text:s/>255.861,00 <text:s text:c="3"/></text:p>
          </table:table-cell>
          <table:table-cell office:value-type="float" office:value="0">
            <text:p><text:s/>- <text:s text:c="5"/></text:p>
          </table:table-cell>
          <table:table-cell office:value-type="float" office:value="1114214.3">
            <text:p><text:s/>1.114.214,30 <text:s text:c="3"/></text:p>
          </table:table-cell>
          <table:table-cell office:value-type="float" office:value="15557257.7">
            <text:p><text:s/>15.557.257,70 <text:s text:c="3"/></text:p>
          </table:table-cell>
          <table:table-cell office:value-type="float" office:value="4477525.476">
            <text:p><text:s/>4.477.525,48 <text:s text:c="3"/></text:p>
          </table:table-cell>
          <table:table-cell table:formula="of:=+[.F13]+[.G13]+[.H13]+[.I13]+[.J13]" office:value-type="float" office:value="21404858.476">
            <text:p><text:s/>21.404.858,48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oct</text:p>
          </table:table-cell>
          <table:table-cell office:value-type="string">
            <text:p>OCTUBRE</text:p>
          </table:table-cell>
          <table:table-cell office:value-type="float" office:value="191153">
            <text:p><text:s/>191.153,00 <text:s text:c="3"/></text:p>
          </table:table-cell>
          <table:table-cell office:value-type="float" office:value="729884.7">
            <text:p><text:s/>729.884,70 <text:s text:c="3"/></text:p>
          </table:table-cell>
          <table:table-cell office:value-type="float" office:value="1927491.1">
            <text:p><text:s/>1.927.491,10 <text:s text:c="3"/></text:p>
          </table:table-cell>
          <table:table-cell office:value-type="float" office:value="17985686.4">
            <text:p><text:s/>17.985.686,40 <text:s text:c="3"/></text:p>
          </table:table-cell>
          <table:table-cell office:value-type="float" office:value="4422574.108">
            <text:p><text:s/>4.422.574,11 <text:s text:c="3"/></text:p>
          </table:table-cell>
          <table:table-cell table:formula="of:=+[.F14]+[.G14]+[.H14]+[.I14]+[.J14]" office:value-type="float" office:value="25256789.308">
            <text:p><text:s/>25.256.789,31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nov</text:p>
          </table:table-cell>
          <table:table-cell office:value-type="string">
            <text:p>NOVIEMBRE</text:p>
          </table:table-cell>
          <table:table-cell office:value-type="float" office:value="136804">
            <text:p><text:s/>136.804,00 <text:s text:c="3"/></text:p>
          </table:table-cell>
          <table:table-cell office:value-type="float" office:value="394162.1">
            <text:p><text:s/>394.162,10 <text:s text:c="3"/></text:p>
          </table:table-cell>
          <table:table-cell office:value-type="float" office:value="2480697.6">
            <text:p><text:s/>2.480.697,60 <text:s text:c="3"/></text:p>
          </table:table-cell>
          <table:table-cell office:value-type="float" office:value="18821569.4">
            <text:p><text:s/>18.821.569,40 <text:s text:c="3"/></text:p>
          </table:table-cell>
          <table:table-cell office:value-type="float" office:value="4608171.831">
            <text:p><text:s/>4.608.171,83 <text:s text:c="3"/></text:p>
          </table:table-cell>
          <table:table-cell table:formula="of:=+[.F15]+[.G15]+[.H15]+[.I15]+[.J15]" office:value-type="float" office:value="26441404.931">
            <text:p><text:s/>26.441.404,93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5"/>
          <table:table-cell office:value-type="string">
            <text:p>JULIO</text:p>
          </table:table-cell>
          <table:table-cell office:value-type="float" office:value="311506">
            <text:p><text:s/>311.506,00 <text:s text:c="3"/></text:p>
          </table:table-cell>
          <table:table-cell office:value-type="float" office:value="0">
            <text:p><text:s/>- <text:s text:c="5"/></text:p>
          </table:table-cell>
          <table:table-cell office:value-type="float" office:value="2110640.6">
            <text:p><text:s/>2.110.640,60 <text:s text:c="3"/></text:p>
          </table:table-cell>
          <table:table-cell office:value-type="float" office:value="16318899.9">
            <text:p><text:s/>16.318.899,90 <text:s text:c="3"/></text:p>
          </table:table-cell>
          <table:table-cell office:value-type="float" office:value="4379057.509">
            <text:p><text:s/>4.379.057,51 <text:s text:c="3"/></text:p>
          </table:table-cell>
          <table:table-cell table:formula="of:=+[.F16]+[.G16]+[.H16]+[.I16]+[.J16]" office:value-type="float" office:value="23120104.009">
            <text:p><text:s/>23.120.104,01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4">
            <text:p><text:s/>358.874,00 <text:s text:c="3"/></text:p>
          </table:table-cell>
          <table:table-cell office:value-type="float" office:value="9174">
            <text:p><text:s/>9.174,00 <text:s text:c="3"/></text:p>
          </table:table-cell>
          <table:table-cell office:value-type="float" office:value="87346.3">
            <text:p><text:s/>87.346,30 <text:s text:c="3"/></text:p>
          </table:table-cell>
          <table:table-cell office:value-type="float" office:value="14713285.7">
            <text:p><text:s/>14.713.285,70 <text:s text:c="3"/></text:p>
          </table:table-cell>
          <table:table-cell office:value-type="float" office:value="3328428.89">
            <text:p><text:s/>3.328.428,89 <text:s text:c="3"/></text:p>
          </table:table-cell>
          <table:table-cell table:formula="of:=+[.F17]+[.G17]+[.H17]+[.I17]+[.J17]" office:value-type="float" office:value="18497108.89">
            <text:p><text:s/>18.497.108,89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<text:s/>366.188,00 <text:s text:c="3"/></text:p>
          </table:table-cell>
          <table:table-cell office:value-type="float" office:value="2063.9">
            <text:p><text:s/>2.063,90 <text:s text:c="3"/></text:p>
          </table:table-cell>
          <table:table-cell office:value-type="float" office:value="520378.2">
            <text:p><text:s/>520.378,20 <text:s text:c="3"/></text:p>
          </table:table-cell>
          <table:table-cell office:value-type="float" office:value="15078263.4">
            <text:p><text:s/>15.078.263,40 <text:s text:c="3"/></text:p>
          </table:table-cell>
          <table:table-cell office:value-type="float" office:value="4206230.43">
            <text:p><text:s/>4.206.230,43 <text:s text:c="3"/></text:p>
          </table:table-cell>
          <table:table-cell table:formula="of:=+[.F18]+[.G18]+[.H18]+[.I18]+[.J18]" office:value-type="float" office:value="20173123.93">
            <text:p><text:s/>20.173.123,93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<text:s/>346.680,00 <text:s text:c="3"/></text:p>
          </table:table-cell>
          <table:table-cell office:value-type="float" office:value="168333">
            <text:p><text:s/>168.333,00 <text:s text:c="3"/></text:p>
          </table:table-cell>
          <table:table-cell office:value-type="float" office:value="1424417.1">
            <text:p><text:s/>1.424.417,10 <text:s text:c="3"/></text:p>
          </table:table-cell>
          <table:table-cell office:value-type="float" office:value="16076552.7">
            <text:p><text:s/>16.076.552,70 <text:s text:c="3"/></text:p>
          </table:table-cell>
          <table:table-cell office:value-type="float" office:value="4272561.457">
            <text:p><text:s/>4.272.561,46 <text:s text:c="3"/></text:p>
          </table:table-cell>
          <table:table-cell table:formula="of:=+[.F19]+[.G19]+[.H19]+[.I19]+[.J19]" office:value-type="float" office:value="22288544.257">
            <text:p><text:s/>22.288.544,26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1">
            <text:p><text:s/>358.871,00 <text:s text:c="3"/></text:p>
          </table:table-cell>
          <table:table-cell office:value-type="float" office:value="9174">
            <text:p><text:s/>9.174,00 <text:s text:c="3"/></text:p>
          </table:table-cell>
          <table:table-cell office:value-type="float" office:value="87346.3">
            <text:p><text:s/>87.346,30 <text:s text:c="3"/></text:p>
          </table:table-cell>
          <table:table-cell office:value-type="float" office:value="14713285.7">
            <text:p><text:s/>14.713.285,70 <text:s text:c="3"/></text:p>
          </table:table-cell>
          <table:table-cell office:value-type="float" office:value="3328428.89">
            <text:p><text:s/>3.328.428,89 <text:s text:c="3"/></text:p>
          </table:table-cell>
          <table:table-cell table:formula="of:=+[.F20]+[.G20]+[.H20]+[.I20]+[.J20]" office:value-type="float" office:value="18497105.89">
            <text:p><text:s/>18.497.105,89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18">
            <text:p><text:s/>366.118,00 <text:s text:c="3"/></text:p>
          </table:table-cell>
          <table:table-cell office:value-type="float" office:value="2063.9">
            <text:p><text:s/>2.063,90 <text:s text:c="3"/></text:p>
          </table:table-cell>
          <table:table-cell office:value-type="float" office:value="520378.2">
            <text:p><text:s/>520.378,20 <text:s text:c="3"/></text:p>
          </table:table-cell>
          <table:table-cell office:value-type="float" office:value="15078263.4">
            <text:p><text:s/>15.078.263,40 <text:s text:c="3"/></text:p>
          </table:table-cell>
          <table:table-cell office:value-type="float" office:value="4206230.43">
            <text:p><text:s/>4.206.230,43 <text:s text:c="3"/></text:p>
          </table:table-cell>
          <table:table-cell table:formula="of:=+[.F21]+[.G21]+[.H21]+[.I21]+[.J21]" office:value-type="float" office:value="20173053.93">
            <text:p><text:s/>20.173.053,93 <text:s text:c="3"/>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3680">
            <text:p><text:s/>343.680,00 <text:s text:c="3"/></text:p>
          </table:table-cell>
          <table:table-cell office:value-type="float" office:value="168333">
            <text:p><text:s/>168.333,00 <text:s text:c="3"/></text:p>
          </table:table-cell>
          <table:table-cell office:value-type="float" office:value="1424417.1">
            <text:p><text:s/>1.424.417,10 <text:s text:c="3"/></text:p>
          </table:table-cell>
          <table:table-cell office:value-type="float" office:value="16076552.7">
            <text:p><text:s/>16.076.552,70 <text:s text:c="3"/></text:p>
          </table:table-cell>
          <table:table-cell office:value-type="float" office:value="4272561.457">
            <text:p><text:s/>4.272.561,46 <text:s text:c="3"/></text:p>
          </table:table-cell>
          <table:table-cell table:formula="of:=+[.F22]+[.G22]+[.H22]+[.I22]+[.J22]" office:value-type="float" office:value="22285544.257">
            <text:p><text:s/>22.285.544,26 <text:s text:c="3"/>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8" office:value-type="string">
            <text:p>TOTAL</text:p>
          </table:table-cell>
          <table:table-cell table:style-name="ce11" table:formula="of:=SUM([.F6:.F19])" office:value-type="float" office:value="4008789">
            <text:p><text:s/>4.008.789,00 <text:s text:c="3"/></text:p>
          </table:table-cell>
          <table:table-cell table:style-name="ce11" table:formula="of:=SUM([.G6:.G19])" office:value-type="float" office:value="1661675.3">
            <text:p><text:s/>1.661.675,30 <text:s text:c="3"/></text:p>
          </table:table-cell>
          <table:table-cell table:style-name="ce11" table:formula="of:=SUM([.H6:.H19])" office:value-type="float" office:value="15807877">
            <text:p><text:s/>15.807.877,00 <text:s text:c="3"/></text:p>
          </table:table-cell>
          <table:table-cell table:style-name="ce11" table:formula="of:=SUM([.I6:.I19])" office:value-type="float" office:value="206894935.3">
            <text:p><text:s/>206.894.935,30 <text:s text:c="3"/></text:p>
          </table:table-cell>
          <table:table-cell table:style-name="ce11" table:formula="of:=AVERAGE([.J6:.J19])" office:value-type="float" office:value="3803845.38578571">
            <text:p><text:s/>3.803.845,39 <text:s text:c="3"/></text:p>
          </table:table-cell>
          <table:table-cell table:style-name="ce11" table:formula="of:=[.F23]+[.G23]+[.H23]+[.I23]+[.J23]" office:value-type="float" office:value="232177121.985786">
            <text:p><text:s/>232.177.121,99 <text:s text:c="3"/>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/>
          <table:table-cell table:style-name="Default" table:number-columns-repeated="8"/>
          <table:table-cell table:number-columns-repeated="1013"/>
        </table:table-row>
      </table:table>
      <table:table table:name="hoja2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4"/>
        <table:table-column table:style-name="co12" table:default-cell-style-name="ce7"/>
        <table:table-column table:style-name="co12" table:number-columns-repeated="6" table:default-cell-style-name="ce10"/>
        <table:table-row table:style-name="ro5">
          <table:table-cell/>
          <table:table-cell table:style-name="ce2" office:value-type="string" table:number-columns-spanned="8" table:number-rows-spanned="1">
            <text:p>INGRESOS BRUTOS DE GAS NATURAL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5">
          <table:table-cell/>
          <table:table-cell table:style-name="Default"/>
          <table:table-cell table:style-name="ce6" table:number-columns-repeated="7"/>
        </table:table-row>
        <table:table-row table:style-name="ro2">
          <table:table-cell/>
          <table:table-cell table:style-name="Default" table:number-columns-repeated="8"/>
        </table:table-row>
        <table:table-row table:style-name="ro6">
          <table:table-cell/>
          <table:table-cell table:style-name="ce3" office:value-type="string" table:number-columns-spanned="1" table:number-rows-spanned="2">
            <text:p>ABREBIACION</text:p>
          </table:table-cell>
          <table:table-cell table:style-name="ce3" office:value-type="string" table:number-columns-spanned="1" table:number-rows-spanned="2">
            <text:p>DESTINO</text:p>
          </table:table-cell>
          <table:table-cell table:style-name="ce3" office:value-type="string">
            <text:p>ARGENTINA</text:p>
          </table:table-cell>
          <table:table-cell table:style-name="ce3" office:value-type="string">
            <text:p>BG COMGAS</text:p>
          </table:table-cell>
          <table:table-cell table:style-name="ce3" office:value-type="string">
            <text:p>CUIABA</text:p>
          </table:table-cell>
          <table:table-cell table:style-name="ce3" office:value-type="string">
            <text:p>GSA</text:p>
          </table:table-cell>
          <table:table-cell table:style-name="ce3" office:value-type="string">
            <text:p>MERCADO </text:p>
            <text:p>INTERNO</text:p>
          </table:table-cell>
          <table:table-cell table:style-name="ce9" office:value-type="string">
            <text:p>TOTAL</text:p>
          </table:table-cell>
        </table:table-row>
        <table:table-row table:style-name="ro2">
          <table:table-cell/>
          <table:covered-table-cell table:style-name="Default"/>
          <table:covered-table-cell table:style-name="ce3"/>
          <table:table-cell table:style-name="ce9" office:value-type="string" table:number-columns-spanned="6" table:number-rows-spanned="1">
            <text:p>(EN $US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</table:table-row>
        <table:table-row table:style-name="ro2">
          <table:table-cell/>
          <table:table-cell office:value-type="string">
            <text:p>ene</text:p>
          </table:table-cell>
          <table:table-cell office:value-type="string">
            <text:p>ENERO</text:p>
          </table:table-cell>
          <table:table-cell office:value-type="float" office:value="12">
            <text:p><text:s/>12,00 <text:s text:c="3"/></text:p>
          </table:table-cell>
          <table:table-cell office:value-type="float" office:value="15">
            <text:p><text:s/>15,00 <text:s text:c="3"/></text:p>
          </table:table-cell>
          <table:table-cell office:value-type="float" office:value="16">
            <text:p><text:s/>16,00 <text:s text:c="3"/></text:p>
          </table:table-cell>
          <table:table-cell office:value-type="float" office:value="20">
            <text:p><text:s/>20,00 <text:s text:c="3"/></text:p>
          </table:table-cell>
          <table:table-cell office:value-type="float" office:value="30">
            <text:p><text:s/>30,00 <text:s text:c="3"/></text:p>
          </table:table-cell>
          <table:table-cell table:formula="of:=[.D6]+[.E6]+[.F6]+[.G6]+[.H6]" office:value-type="float" office:value="93">
            <text:p><text:s/>93,00 <text:s text:c="3"/></text:p>
          </table:table-cell>
        </table:table-row>
        <table:table-row table:style-name="ro2">
          <table:table-cell/>
          <table:table-cell office:value-type="string">
            <text:p>mar</text:p>
          </table:table-cell>
          <table:table-cell office:value-type="string">
            <text:p>MARZO</text:p>
          </table:table-cell>
          <table:table-cell office:value-type="float" office:value="372438">
            <text:p><text:s/>372.438,00 <text:s text:c="3"/></text:p>
          </table:table-cell>
          <table:table-cell office:value-type="float" office:value="178471.7">
            <text:p><text:s/>178.471,70 <text:s text:c="3"/></text:p>
          </table:table-cell>
          <table:table-cell office:value-type="float" office:value="65555">
            <text:p><text:s/>65.555,00 <text:s text:c="3"/></text:p>
          </table:table-cell>
          <table:table-cell office:value-type="float" office:value="14399740.6">
            <text:p><text:s/>14.399.740,60 <text:s text:c="3"/></text:p>
          </table:table-cell>
          <table:table-cell office:value-type="float" office:value="2827812.61">
            <text:p><text:s/>2.827.812,61 <text:s text:c="3"/></text:p>
          </table:table-cell>
          <table:table-cell table:formula="of:=+[.D7]+[.E7]+[.F7]+[.G7]+[.H7]" office:value-type="float" office:value="17844017.91">
            <text:p><text:s/>17.844.017,91 <text:s text:c="3"/></text:p>
          </table:table-cell>
        </table:table-row>
        <table:table-row table:style-name="ro2">
          <table:table-cell/>
          <table:table-cell office:value-type="string">
            <text:p>abri</text:p>
          </table:table-cell>
          <table:table-cell office:value-type="string">
            <text:p>ABRIL</text:p>
          </table:table-cell>
          <table:table-cell office:value-type="float" office:value="358874">
            <text:p><text:s/>358.874,00 <text:s text:c="3"/></text:p>
          </table:table-cell>
          <table:table-cell office:value-type="float" office:value="9174">
            <text:p><text:s/>9.174,00 <text:s text:c="3"/></text:p>
          </table:table-cell>
          <table:table-cell office:value-type="float" office:value="87346.3">
            <text:p><text:s/>87.346,30 <text:s text:c="3"/></text:p>
          </table:table-cell>
          <table:table-cell office:value-type="float" office:value="14713285.7">
            <text:p><text:s/>14.713.285,70 <text:s text:c="3"/></text:p>
          </table:table-cell>
          <table:table-cell office:value-type="float" office:value="3328428.89">
            <text:p><text:s/>3.328.428,89 <text:s text:c="3"/></text:p>
          </table:table-cell>
          <table:table-cell table:formula="of:=+[.D8]+[.E8]+[.F8]+[.G8]+[.H8]" office:value-type="float" office:value="18497108.89">
            <text:p><text:s/>18.497.108,89 <text:s text:c="3"/></text:p>
          </table:table-cell>
        </table:table-row>
        <table:table-row table:style-name="ro2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<text:s/>366.188,00 <text:s text:c="3"/></text:p>
          </table:table-cell>
          <table:table-cell office:value-type="float" office:value="2063.9">
            <text:p><text:s/>2.063,90 <text:s text:c="3"/></text:p>
          </table:table-cell>
          <table:table-cell office:value-type="float" office:value="520378.2">
            <text:p><text:s/>520.378,20 <text:s text:c="3"/></text:p>
          </table:table-cell>
          <table:table-cell office:value-type="float" office:value="15078263.4">
            <text:p><text:s/>15.078.263,40 <text:s text:c="3"/></text:p>
          </table:table-cell>
          <table:table-cell office:value-type="float" office:value="4206230.43">
            <text:p><text:s/>4.206.230,43 <text:s text:c="3"/></text:p>
          </table:table-cell>
          <table:table-cell table:formula="of:=+[.D9]+[.E9]+[.F9]+[.G9]+[.H9]" office:value-type="float" office:value="20173123.93">
            <text:p><text:s/>20.173.123,93 <text:s text:c="3"/></text:p>
          </table:table-cell>
        </table:table-row>
        <table:table-row table:style-name="ro2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<text:s/>346.680,00 <text:s text:c="3"/></text:p>
          </table:table-cell>
          <table:table-cell office:value-type="float" office:value="168333">
            <text:p><text:s/>168.333,00 <text:s text:c="3"/></text:p>
          </table:table-cell>
          <table:table-cell office:value-type="float" office:value="1424417.1">
            <text:p><text:s/>1.424.417,10 <text:s text:c="3"/></text:p>
          </table:table-cell>
          <table:table-cell office:value-type="float" office:value="16076552.7">
            <text:p><text:s/>16.076.552,70 <text:s text:c="3"/></text:p>
          </table:table-cell>
          <table:table-cell office:value-type="float" office:value="4272561.457">
            <text:p><text:s/>4.272.561,46 <text:s text:c="3"/></text:p>
          </table:table-cell>
          <table:table-cell table:formula="of:=+[.D10]+[.E10]+[.F10]+[.G10]+[.H10]" office:value-type="float" office:value="22288544.257">
            <text:p><text:s/>22.288.544,26 <text:s text:c="3"/></text:p>
          </table:table-cell>
        </table:table-row>
        <table:table-row table:style-name="ro2">
          <table:table-cell/>
          <table:table-cell office:value-type="string">
            <text:p>jul</text:p>
          </table:table-cell>
          <table:table-cell office:value-type="string">
            <text:p>JULIO</text:p>
          </table:table-cell>
          <table:table-cell office:value-type="float" office:value="311506">
            <text:p><text:s/>311.506,00 <text:s text:c="3"/></text:p>
          </table:table-cell>
          <table:table-cell office:value-type="float" office:value="0">
            <text:p><text:s/>- <text:s text:c="5"/></text:p>
          </table:table-cell>
          <table:table-cell office:value-type="float" office:value="2110640.6">
            <text:p><text:s/>2.110.640,60 <text:s text:c="3"/></text:p>
          </table:table-cell>
          <table:table-cell office:value-type="float" office:value="16318899.9">
            <text:p><text:s/>16.318.899,90 <text:s text:c="3"/></text:p>
          </table:table-cell>
          <table:table-cell office:value-type="float" office:value="4379057.509">
            <text:p><text:s/>4.379.057,51 <text:s text:c="3"/></text:p>
          </table:table-cell>
          <table:table-cell table:formula="of:=+[.D11]+[.E11]+[.F11]+[.G11]+[.H11]" office:value-type="float" office:value="23120104.009">
            <text:p><text:s/>23.120.104,01 <text:s text:c="3"/></text:p>
          </table:table-cell>
        </table:table-row>
        <table:table-row table:style-name="ro2">
          <table:table-cell/>
          <table:table-cell office:value-type="string">
            <text:p>ago</text:p>
          </table:table-cell>
          <table:table-cell office:value-type="string">
            <text:p>AGOSTO</text:p>
          </table:table-cell>
          <table:table-cell office:value-type="float" office:value="286025">
            <text:p><text:s/>286.025,00 <text:s text:c="3"/></text:p>
          </table:table-cell>
          <table:table-cell office:value-type="float" office:value="0">
            <text:p><text:s/>- <text:s text:c="5"/></text:p>
          </table:table-cell>
          <table:table-cell office:value-type="float" office:value="1934338.6">
            <text:p><text:s/>1.934.338,60 <text:s text:c="3"/></text:p>
          </table:table-cell>
          <table:table-cell office:value-type="float" office:value="15756657.8">
            <text:p><text:s/>15.756.657,80 <text:s text:c="3"/></text:p>
          </table:table-cell>
          <table:table-cell office:value-type="float" office:value="4545164.804">
            <text:p><text:s/>4.545.164,80 <text:s text:c="3"/></text:p>
          </table:table-cell>
          <table:table-cell table:formula="of:=+[.D12]+[.E12]+[.F12]+[.G12]+[.H12]" office:value-type="float" office:value="22522186.204">
            <text:p><text:s/>22.522.186,20 <text:s text:c="3"/></text:p>
          </table:table-cell>
        </table:table-row>
        <table:table-row table:style-name="ro2">
          <table:table-cell/>
          <table:table-cell office:value-type="string">
            <text:p>sep</text:p>
          </table:table-cell>
          <table:table-cell office:value-type="string">
            <text:p>SEPTIEMBRE</text:p>
          </table:table-cell>
          <table:table-cell office:value-type="float" office:value="255861">
            <text:p><text:s/>255.861,00 <text:s text:c="3"/></text:p>
          </table:table-cell>
          <table:table-cell office:value-type="float" office:value="0">
            <text:p><text:s/>- <text:s text:c="5"/></text:p>
          </table:table-cell>
          <table:table-cell office:value-type="float" office:value="1114214.3">
            <text:p><text:s/>1.114.214,30 <text:s text:c="3"/></text:p>
          </table:table-cell>
          <table:table-cell office:value-type="float" office:value="15557257.7">
            <text:p><text:s/>15.557.257,70 <text:s text:c="3"/></text:p>
          </table:table-cell>
          <table:table-cell office:value-type="float" office:value="4477525.476">
            <text:p><text:s/>4.477.525,48 <text:s text:c="3"/></text:p>
          </table:table-cell>
          <table:table-cell table:formula="of:=+[.D13]+[.E13]+[.F13]+[.G13]+[.H13]" office:value-type="float" office:value="21404858.476">
            <text:p><text:s/>21.404.858,48 <text:s text:c="3"/></text:p>
          </table:table-cell>
        </table:table-row>
        <table:table-row table:style-name="ro2">
          <table:table-cell/>
          <table:table-cell office:value-type="string">
            <text:p>oct</text:p>
          </table:table-cell>
          <table:table-cell office:value-type="string">
            <text:p>OCTUBRE</text:p>
          </table:table-cell>
          <table:table-cell office:value-type="float" office:value="191153">
            <text:p><text:s/>191.153,00 <text:s text:c="3"/></text:p>
          </table:table-cell>
          <table:table-cell office:value-type="float" office:value="729884.7">
            <text:p><text:s/>729.884,70 <text:s text:c="3"/></text:p>
          </table:table-cell>
          <table:table-cell office:value-type="float" office:value="1927491.1">
            <text:p><text:s/>1.927.491,10 <text:s text:c="3"/></text:p>
          </table:table-cell>
          <table:table-cell office:value-type="float" office:value="17985686.4">
            <text:p><text:s/>17.985.686,40 <text:s text:c="3"/></text:p>
          </table:table-cell>
          <table:table-cell office:value-type="float" office:value="4422574.108">
            <text:p><text:s/>4.422.574,11 <text:s text:c="3"/></text:p>
          </table:table-cell>
          <table:table-cell table:formula="of:=+[.D14]+[.E14]+[.F14]+[.G14]+[.H14]" office:value-type="float" office:value="25256789.308">
            <text:p><text:s/>25.256.789,31 <text:s text:c="3"/></text:p>
          </table:table-cell>
        </table:table-row>
        <table:table-row table:style-name="ro2">
          <table:table-cell/>
          <table:table-cell office:value-type="string">
            <text:p>nov</text:p>
          </table:table-cell>
          <table:table-cell office:value-type="string">
            <text:p>NOVIEMBRE</text:p>
          </table:table-cell>
          <table:table-cell office:value-type="float" office:value="136804">
            <text:p><text:s/>136.804,00 <text:s text:c="3"/></text:p>
          </table:table-cell>
          <table:table-cell office:value-type="float" office:value="394162.1">
            <text:p><text:s/>394.162,10 <text:s text:c="3"/></text:p>
          </table:table-cell>
          <table:table-cell office:value-type="float" office:value="2480697.6">
            <text:p><text:s/>2.480.697,60 <text:s text:c="3"/></text:p>
          </table:table-cell>
          <table:table-cell office:value-type="float" office:value="18821569.4">
            <text:p><text:s/>18.821.569,40 <text:s text:c="3"/></text:p>
          </table:table-cell>
          <table:table-cell office:value-type="float" office:value="4608171.831">
            <text:p><text:s/>4.608.171,83 <text:s text:c="3"/></text:p>
          </table:table-cell>
          <table:table-cell table:formula="of:=+[.D15]+[.E15]+[.F15]+[.G15]+[.H15]" office:value-type="float" office:value="26441404.931">
            <text:p><text:s/>26.441.404,93 <text:s text:c="3"/></text:p>
          </table:table-cell>
        </table:table-row>
        <table:table-row table:style-name="ro2">
          <table:table-cell table:number-columns-repeated="2"/>
          <table:table-cell office:value-type="string">
            <text:p>MARZO</text:p>
          </table:table-cell>
          <table:table-cell office:value-type="float" office:value="372438">
            <text:p><text:s/>372.438,00 <text:s text:c="3"/></text:p>
          </table:table-cell>
          <table:table-cell office:value-type="float" office:value="178471.7">
            <text:p><text:s/>178.471,70 <text:s text:c="3"/></text:p>
          </table:table-cell>
          <table:table-cell office:value-type="float" office:value="65555">
            <text:p><text:s/>65.555,00 <text:s text:c="3"/></text:p>
          </table:table-cell>
          <table:table-cell office:value-type="float" office:value="14399740.6">
            <text:p><text:s/>14.399.740,60 <text:s text:c="3"/></text:p>
          </table:table-cell>
          <table:table-cell office:value-type="float" office:value="2827812.61">
            <text:p><text:s/>2.827.812,61 <text:s text:c="3"/></text:p>
          </table:table-cell>
          <table:table-cell table:formula="of:=+[.D16]+[.E16]+[.F16]+[.G16]+[.H16]" office:value-type="float" office:value="17844017.91">
            <text:p><text:s/>17.844.017,91 <text:s text:c="3"/></text:p>
          </table:table-cell>
        </table:table-row>
        <table:table-row table:style-name="ro2">
          <table:table-cell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4">
            <text:p><text:s/>358.874,00 <text:s text:c="3"/></text:p>
          </table:table-cell>
          <table:table-cell office:value-type="float" office:value="9174">
            <text:p><text:s/>9.174,00 <text:s text:c="3"/></text:p>
          </table:table-cell>
          <table:table-cell office:value-type="float" office:value="87346.3">
            <text:p><text:s/>87.346,30 <text:s text:c="3"/></text:p>
          </table:table-cell>
          <table:table-cell office:value-type="float" office:value="14713285.7">
            <text:p><text:s/>14.713.285,70 <text:s text:c="3"/></text:p>
          </table:table-cell>
          <table:table-cell office:value-type="float" office:value="3328428.89">
            <text:p><text:s/>3.328.428,89 <text:s text:c="3"/></text:p>
          </table:table-cell>
          <table:table-cell table:formula="of:=+[.D17]+[.E17]+[.F17]+[.G17]+[.H17]" office:value-type="float" office:value="18497108.89">
            <text:p><text:s/>18.497.108,89 <text:s text:c="3"/></text:p>
          </table:table-cell>
        </table:table-row>
        <table:table-row table:style-name="ro2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88">
            <text:p><text:s/>366.188,00 <text:s text:c="3"/></text:p>
          </table:table-cell>
          <table:table-cell office:value-type="float" office:value="2063.9">
            <text:p><text:s/>2.063,90 <text:s text:c="3"/></text:p>
          </table:table-cell>
          <table:table-cell office:value-type="float" office:value="520378.2">
            <text:p><text:s/>520.378,20 <text:s text:c="3"/></text:p>
          </table:table-cell>
          <table:table-cell office:value-type="float" office:value="15078263.4">
            <text:p><text:s/>15.078.263,40 <text:s text:c="3"/></text:p>
          </table:table-cell>
          <table:table-cell office:value-type="float" office:value="4206230.43">
            <text:p><text:s/>4.206.230,43 <text:s text:c="3"/></text:p>
          </table:table-cell>
          <table:table-cell table:formula="of:=+[.D18]+[.E18]+[.F18]+[.G18]+[.H18]" office:value-type="float" office:value="20173123.93">
            <text:p><text:s/>20.173.123,93 <text:s text:c="3"/></text:p>
          </table:table-cell>
        </table:table-row>
        <table:table-row table:style-name="ro2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6680">
            <text:p><text:s/>346.680,00 <text:s text:c="3"/></text:p>
          </table:table-cell>
          <table:table-cell office:value-type="float" office:value="168333">
            <text:p><text:s/>168.333,00 <text:s text:c="3"/></text:p>
          </table:table-cell>
          <table:table-cell office:value-type="float" office:value="1424417.1">
            <text:p><text:s/>1.424.417,10 <text:s text:c="3"/></text:p>
          </table:table-cell>
          <table:table-cell office:value-type="float" office:value="16076552.7">
            <text:p><text:s/>16.076.552,70 <text:s text:c="3"/></text:p>
          </table:table-cell>
          <table:table-cell office:value-type="float" office:value="4272561.457">
            <text:p><text:s/>4.272.561,46 <text:s text:c="3"/></text:p>
          </table:table-cell>
          <table:table-cell table:formula="of:=+[.D19]+[.E19]+[.F19]+[.G19]+[.H19]" office:value-type="float" office:value="22288544.257">
            <text:p><text:s/>22.288.544,26 <text:s text:c="3"/></text:p>
          </table:table-cell>
        </table:table-row>
        <table:table-row table:style-name="ro2">
          <table:table-cell/>
          <table:table-cell office:value-type="string">
            <text:p>abr</text:p>
          </table:table-cell>
          <table:table-cell office:value-type="string">
            <text:p>ABRIL</text:p>
          </table:table-cell>
          <table:table-cell office:value-type="float" office:value="358871">
            <text:p><text:s/>358.871,00 <text:s text:c="3"/></text:p>
          </table:table-cell>
          <table:table-cell office:value-type="float" office:value="9174">
            <text:p><text:s/>9.174,00 <text:s text:c="3"/></text:p>
          </table:table-cell>
          <table:table-cell office:value-type="float" office:value="87346.3">
            <text:p><text:s/>87.346,30 <text:s text:c="3"/></text:p>
          </table:table-cell>
          <table:table-cell office:value-type="float" office:value="14713285.7">
            <text:p><text:s/>14.713.285,70 <text:s text:c="3"/></text:p>
          </table:table-cell>
          <table:table-cell office:value-type="float" office:value="3328428.89">
            <text:p><text:s/>3.328.428,89 <text:s text:c="3"/></text:p>
          </table:table-cell>
          <table:table-cell table:formula="of:=+[.D20]+[.E20]+[.F20]+[.G20]+[.H20]" office:value-type="float" office:value="18497105.89">
            <text:p><text:s/>18.497.105,89 <text:s text:c="3"/></text:p>
          </table:table-cell>
        </table:table-row>
        <table:table-row table:style-name="ro2">
          <table:table-cell/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float" office:value="366118">
            <text:p><text:s/>366.118,00 <text:s text:c="3"/></text:p>
          </table:table-cell>
          <table:table-cell office:value-type="float" office:value="2063.9">
            <text:p><text:s/>2.063,90 <text:s text:c="3"/></text:p>
          </table:table-cell>
          <table:table-cell office:value-type="float" office:value="520378.2">
            <text:p><text:s/>520.378,20 <text:s text:c="3"/></text:p>
          </table:table-cell>
          <table:table-cell office:value-type="float" office:value="15078263.4">
            <text:p><text:s/>15.078.263,40 <text:s text:c="3"/></text:p>
          </table:table-cell>
          <table:table-cell office:value-type="float" office:value="4206230.43">
            <text:p><text:s/>4.206.230,43 <text:s text:c="3"/></text:p>
          </table:table-cell>
          <table:table-cell table:formula="of:=+[.D21]+[.E21]+[.F21]+[.G21]+[.H21]" office:value-type="float" office:value="20173053.93">
            <text:p><text:s/>20.173.053,93 <text:s text:c="3"/></text:p>
          </table:table-cell>
        </table:table-row>
        <table:table-row table:style-name="ro2">
          <table:table-cell/>
          <table:table-cell office:value-type="string">
            <text:p>jun</text:p>
          </table:table-cell>
          <table:table-cell office:value-type="string">
            <text:p>JUNIO</text:p>
          </table:table-cell>
          <table:table-cell office:value-type="float" office:value="343680">
            <text:p><text:s/>343.680,00 <text:s text:c="3"/></text:p>
          </table:table-cell>
          <table:table-cell office:value-type="float" office:value="168333">
            <text:p><text:s/>168.333,00 <text:s text:c="3"/></text:p>
          </table:table-cell>
          <table:table-cell office:value-type="float" office:value="1424417.1">
            <text:p><text:s/>1.424.417,10 <text:s text:c="3"/></text:p>
          </table:table-cell>
          <table:table-cell office:value-type="float" office:value="16076552.7">
            <text:p><text:s/>16.076.552,70 <text:s text:c="3"/></text:p>
          </table:table-cell>
          <table:table-cell office:value-type="float" office:value="4272561.457">
            <text:p><text:s/>4.272.561,46 <text:s text:c="3"/></text:p>
          </table:table-cell>
          <table:table-cell table:formula="of:=+[.D22]+[.E22]+[.F22]+[.G22]+[.H22]" office:value-type="float" office:value="22285544.257">
            <text:p><text:s/>22.285.544,26 <text:s text:c="3"/></text:p>
          </table:table-cell>
        </table:table-row>
        <table:table-row table:style-name="ro2">
          <table:table-cell table:number-columns-repeated="2"/>
          <table:table-cell table:style-name="ce8" office:value-type="string">
            <text:p>TOTAL</text:p>
          </table:table-cell>
          <table:table-cell table:style-name="ce11" table:formula="of:=SUM([.D6:.D19])" office:value-type="float" office:value="4069721">
            <text:p><text:s/>4.069.721,00 <text:s text:c="3"/></text:p>
          </table:table-cell>
          <table:table-cell table:style-name="ce11" table:formula="of:=SUM([.E6:.E19])" office:value-type="float" office:value="1840147">
            <text:p><text:s/>1.840.147,00 <text:s text:c="3"/></text:p>
          </table:table-cell>
          <table:table-cell table:style-name="ce11" table:formula="of:=SUM([.F6:.F19])" office:value-type="float" office:value="13762791.4">
            <text:p><text:s/>13.762.791,40 <text:s text:c="3"/></text:p>
          </table:table-cell>
          <table:table-cell table:style-name="ce11" table:formula="of:=SUM([.G6:.G19])" office:value-type="float" office:value="204975776">
            <text:p><text:s/>204.975.776,00 <text:s text:c="3"/></text:p>
          </table:table-cell>
          <table:table-cell table:style-name="ce11" table:formula="of:=AVERAGE([.H6:.H19])" office:value-type="float" office:value="3693042.17871429">
            <text:p><text:s/>3.693.042,18 <text:s text:c="3"/></text:p>
          </table:table-cell>
          <table:table-cell table:style-name="ce11" table:formula="of:=[.D23]+[.E23]+[.F23]+[.G23]+[.H23]" office:value-type="float" office:value="228341477.578714">
            <text:p><text:s/>228.341.477,58 <text:s text:c="3"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B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text> </number:text>
      <number:number number:decimal-places="4" number:min-integer-digits="1" number:grouping="true"/>
      <number:text>    </number:text>
    </number:number-style>
    <number:number-style style:name="N113P1" style:volatile="true">
      <number:text>-</number:text>
      <number:number number:decimal-places="4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9-02-2010</text:date>, <text:time>11:2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03" style:display-name="PageStyle_2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15:23:43</meta:creation-date>
    <dc:creator>Boris Barroso</dc:creator>
    <dc:date>2010-02-09T11:27:57</dc:date>
    <meta:editing-cycles>5</meta:editing-cycles>
    <meta:editing-duration>PT00H33M34S</meta:editing-duration>
    <meta:generator>OpenOffice.org/3.1$Linux OpenOffice.org_project/310m19$Build-9420</meta:generator>
    <meta:document-statistic meta:table-count="2" meta:cell-count="304" meta:object-count="0"/>
  </office:meta>
</office:document-meta>
</file>